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166cm" table:align="margins"/>
    </style:style>
    <style:style style:name="Table1.A" style:family="table-column">
      <style:table-column-properties style:column-width="4.408cm" style:rel-column-width="17871*"/>
    </style:style>
    <style:style style:name="Table1.B" style:family="table-column">
      <style:table-column-properties style:column-width="7.62cm" style:rel-column-width="30889*"/>
    </style:style>
    <style:style style:name="Table1.C" style:family="table-column">
      <style:table-column-properties style:column-width="4.138cm" style:rel-column-width="1677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166cm" table:align="margins"/>
    </style:style>
    <style:style style:name="Table2.A" style:family="table-column">
      <style:table-column-properties style:column-width="4.408cm" style:rel-column-width="17871*"/>
    </style:style>
    <style:style style:name="Table2.B" style:family="table-column">
      <style:table-column-properties style:column-width="7.62cm" style:rel-column-width="30889*"/>
    </style:style>
    <style:style style:name="Table2.C" style:family="table-column">
      <style:table-column-properties style:column-width="4.138cm" style:rel-column-width="1677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999999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173bbe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paragraph-rsid="00173bbe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fo:font-weight="bold" officeooo:rsid="0039cedc" officeooo:paragraph-rsid="0039cedc" style:font-size-asian="24pt" style:font-weight-asian="bold" style:font-size-complex="24pt" style:font-weight-complex="bold"/>
    </style:style>
    <style:style style:name="P12" style:family="paragraph" style:parent-style-name="Standard">
      <style:text-properties officeooo:paragraph-rsid="00173bbe"/>
    </style:style>
    <style:style style:name="P13" style:family="paragraph" style:parent-style-name="Standard">
      <style:paragraph-properties fo:text-align="center" style:justify-single-word="false"/>
      <style:text-properties fo:text-transform="uppercase" fo:font-size="14pt" officeooo:paragraph-rsid="00173bbe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tyle="italic" officeooo:paragraph-rsid="00173bbe" style:font-style-asian="italic"/>
    </style:style>
    <style:style style:name="P15" style:family="paragraph" style:parent-style-name="Standard">
      <style:text-properties fo:font-style="italic" officeooo:paragraph-rsid="00173bbe" style:font-style-asian="italic"/>
    </style:style>
    <style:style style:name="P16" style:family="paragraph" style:parent-style-name="Standard">
      <style:text-properties fo:font-size="12pt" officeooo:paragraph-rsid="00179f67" style:font-size-asian="12pt" style:font-size-complex="12pt"/>
    </style:style>
    <style:style style:name="P17" style:family="paragraph" style:parent-style-name="Standard">
      <style:text-properties fo:font-size="12pt" officeooo:rsid="00186882" officeooo:paragraph-rsid="00186882" style:font-size-asian="12pt" style:font-size-complex="12pt"/>
    </style:style>
    <style:style style:name="P18" style:family="paragraph" style:parent-style-name="Standard">
      <style:paragraph-properties fo:text-align="end" style:justify-single-word="false"/>
      <style:text-properties fo:font-size="12pt" officeooo:rsid="00186882" officeooo:paragraph-rsid="00186882" style:font-size-asian="12pt" style:font-size-complex="12pt"/>
    </style:style>
    <style:style style:name="P19" style:family="paragraph" style:parent-style-name="Standard">
      <style:paragraph-properties fo:line-height="150%"/>
      <style:text-properties fo:font-size="12pt" officeooo:paragraph-rsid="00179f67" style:font-size-asian="12pt" style:font-size-complex="12pt"/>
    </style:style>
    <style:style style:name="P20" style:family="paragraph" style:parent-style-name="Dolgozat_5f_Bekezdés-Normál">
      <style:text-properties officeooo:paragraph-rsid="003bde28"/>
    </style:style>
    <style:style style:name="P21" style:family="paragraph" style:parent-style-name="Dolgozat_5f_Bekezdés-Normál">
      <style:text-properties officeooo:rsid="0058a083" officeooo:paragraph-rsid="0058a083"/>
    </style:style>
    <style:style style:name="P22" style:family="paragraph" style:parent-style-name="Standard" style:master-page-name="">
      <style:paragraph-properties fo:margin-left="0cm" fo:margin-right="8.971cm" fo:text-align="end" style:justify-single-word="false" fo:text-indent="0cm" style:auto-text-indent="false" style:page-number="auto"/>
    </style:style>
    <style:style style:name="P23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font-size="16pt" fo:font-weight="bold" officeooo:rsid="00173bbe" officeooo:paragraph-rsid="00173bbe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.476cm" fo:margin-right="0cm" fo:text-indent="0cm" style:auto-text-indent="false"/>
      <style:text-properties fo:font-size="14pt" style:font-size-asian="14pt" style:font-size-complex="14pt"/>
    </style:style>
    <style:style style:name="P26" style:family="paragraph" style:parent-style-name="Standard" style:master-page-name="">
      <style:paragraph-properties fo:margin-left="0.476cm" fo:margin-right="0cm" fo:text-indent="0cm" style:auto-text-indent="false" style:page-number="auto"/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2pt" style:font-size-asian="10.5pt"/>
    </style:style>
    <style:style style:name="P28" style:family="paragraph" style:parent-style-name="Table_20_Contents">
      <style:paragraph-properties fo:text-align="justify" style:justify-single-word="false"/>
      <style:text-properties fo:font-size="12pt" officeooo:paragraph-rsid="0059ca2a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58a083" officeooo:paragraph-rsid="0058a083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58a083" officeooo:paragraph-rsid="0059ca2a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598a06" officeooo:paragraph-rsid="00598a06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fo:font-size="12pt" officeooo:rsid="00598a06" officeooo:paragraph-rsid="0059ca2a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fo:font-size="12pt" officeooo:rsid="0059ca2a" officeooo:paragraph-rsid="0059ca2a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fo:font-size="12pt" fo:font-weight="bold" officeooo:rsid="0058a083" officeooo:paragraph-rsid="0058a083" style:font-size-asian="10.5pt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size="12pt" fo:font-weight="bold" officeooo:rsid="0058a083" officeooo:paragraph-rsid="0059ca2a" style:font-size-asian="10.5pt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ize="12pt" fo:font-weight="bold" officeooo:rsid="0059ca2a" officeooo:paragraph-rsid="0059ca2a" style:font-size-asian="10.5pt" style:font-weight-asian="bold" style:font-weight-complex="bold"/>
    </style:style>
    <style:style style:name="P37" style:family="paragraph" style:parent-style-name="Dolgozat_5f_FejezetCim-0">
      <style:text-properties officeooo:rsid="0056c42e" officeooo:paragraph-rsid="0056c42e"/>
    </style:style>
    <style:style style:name="P38" style:family="paragraph" style:parent-style-name="Dolgozat_5f_Bekezdés-Tompa">
      <style:text-properties officeooo:rsid="005de728" officeooo:paragraph-rsid="005de728"/>
    </style:style>
    <style:style style:name="P39" style:family="paragraph" style:parent-style-name="Dolgozat_5f_Bekezdés-Tompa">
      <style:text-properties officeooo:rsid="0062fda2" officeooo:paragraph-rsid="0062fda2"/>
    </style:style>
    <style:style style:name="P40" style:family="paragraph" style:parent-style-name="Dolgozat_5f_Bekezdés-Tompa">
      <style:text-properties fo:font-weight="normal" style:font-weight-asian="normal" style:font-weight-complex="normal"/>
    </style:style>
    <style:style style:name="P41" style:family="paragraph" style:parent-style-name="Dolgozat_5f_Bekezdés-Tompa">
      <style:text-properties officeooo:rsid="0065928a" officeooo:paragraph-rsid="0065928a"/>
    </style:style>
    <style:style style:name="P42" style:family="paragraph" style:parent-style-name="Standard" style:master-page-name="Dolgozat-Nyilatkozatoldal">
      <style:paragraph-properties style:page-number="auto" fo:break-before="page"/>
      <style:text-properties officeooo:paragraph-rsid="00173bbe"/>
    </style:style>
    <style:style style:name="P4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italic" officeooo:paragraph-rsid="00173bbe" style:font-style-asian="italic"/>
    </style:style>
    <style:style style:name="P44" style:family="paragraph" style:parent-style-name="Standard" style:master-page-name="Dolgozat-Szennycimoldal">
      <style:paragraph-properties fo:text-align="center" style:justify-single-word="false" style:page-number="7" fo:break-before="auto" fo:break-after="auto"/>
      <style:text-properties fo:font-size="16pt" fo:font-weight="bol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/>
      <style:text-properties officeooo:paragraph-rsid="006a4a06"/>
    </style:style>
    <style:style style:name="P46" style:family="paragraph" style:parent-style-name="Standard">
      <style:paragraph-properties fo:text-align="start" style:justify-single-word="false"/>
      <style:text-properties officeooo:paragraph-rsid="006a4a06"/>
    </style:style>
    <style:style style:name="P47" style:family="paragraph" style:parent-style-name="Standard">
      <style:paragraph-properties fo:text-align="start" style:justify-single-word="false"/>
      <style:text-properties officeooo:paragraph-rsid="00173bbe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>
      <style:paragraph-properties fo:text-align="center" style:justify-single-word="false" fo:break-before="page"/>
      <style:text-properties officeooo:paragraph-rsid="006a4a06"/>
    </style:style>
    <style:style style:name="P50" style:family="paragraph" style:parent-style-name="Dolgozat_5f_FejezetCim-1">
      <style:text-properties officeooo:rsid="0062fda2" officeooo:paragraph-rsid="0062fda2"/>
    </style:style>
    <style:style style:name="P51" style:family="paragraph" style:parent-style-name="Dolgozat_5f_FejezetCim-1">
      <style:text-properties officeooo:rsid="0063a177" officeooo:paragraph-rsid="0063a177"/>
    </style:style>
    <style:style style:name="P52" style:family="paragraph" style:parent-style-name="Dolgozat_5f_FejezetCim-1">
      <style:text-properties officeooo:rsid="0065928a" officeooo:paragraph-rsid="0065928a"/>
    </style:style>
    <style:style style:name="P53" style:family="paragraph" style:parent-style-name="Dolgozat_5f_FejezetCim-1" style:master-page-name="Dolgozat-NormalPage">
      <style:paragraph-properties style:page-number="1" fo:break-before="auto" fo:break-after="auto"/>
      <style:text-properties officeooo:paragraph-rsid="0059ca2a"/>
    </style:style>
    <style:style style:name="P54" style:family="paragraph" style:parent-style-name="Dolgozat_5f_Bekezdés-Normál">
      <style:text-properties officeooo:paragraph-rsid="00701f0d"/>
    </style:style>
    <style:style style:name="P55" style:family="paragraph" style:parent-style-name="Dolgozat_5f_Bekezdés-Normál">
      <style:text-properties officeooo:rsid="00701f0d" officeooo:paragraph-rsid="007149be"/>
    </style:style>
    <style:style style:name="P56" style:family="paragraph" style:parent-style-name="Dolgozat_5f_Bekezdés-Normál">
      <style:text-properties officeooo:paragraph-rsid="00745b1a"/>
    </style:style>
    <style:style style:name="P57" style:family="paragraph" style:parent-style-name="Footer">
      <style:paragraph-properties fo:text-align="center" style:justify-single-word="false"/>
      <style:text-properties fo:color="#808080" fo:font-style="italic" style:font-style-asian="italic" style:font-style-complex="italic"/>
    </style:style>
    <style:style style:name="P58" style:family="paragraph" style:parent-style-name="Footer">
      <style:paragraph-properties fo:text-align="center" style:justify-single-word="false"/>
      <style:text-properties fo:color="#808080" fo:font-style="italic" officeooo:paragraph-rsid="006a4a06" style:font-style-asian="italic" style:font-style-complex="italic"/>
    </style:style>
    <style:style style:name="P59" style:family="paragraph" style:parent-style-name="Dolgozat_5f_FejezetCim-2">
      <style:text-properties officeooo:rsid="005b0431" officeooo:paragraph-rsid="005b0431"/>
    </style:style>
    <style:style style:name="P60" style:family="paragraph" style:parent-style-name="Dolgozat_5f_FejezetCim-2">
      <style:text-properties officeooo:rsid="0062fda2" officeooo:paragraph-rsid="0062fda2"/>
    </style:style>
    <style:style style:name="P61" style:family="paragraph" style:parent-style-name="Dolgozat_5f_FejezetCim-3">
      <style:text-properties officeooo:rsid="0062fda2" officeooo:paragraph-rsid="0062fda2"/>
    </style:style>
    <style:style style:name="P62" style:family="paragraph" style:parent-style-name="Contents_20_1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2" fo:font-size="12pt" officeooo:rsid="0059ca2a" officeooo:paragraph-rsid="0059ca2a" style:font-size-asian="10.5pt"/>
    </style:style>
    <style:style style:name="P65" style:family="paragraph" style:parent-style-name="Contents_20_Heading" style:master-page-name="Dolgozat-Tartalomjegyzek">
      <style:paragraph-properties style:page-number="1"/>
    </style:style>
    <style:style style:name="P66" style:family="paragraph" style:parent-style-name="Contents_20_2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68" style:family="paragraph" style:parent-style-name="Contents_20_10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69" style:family="paragraph" style:parent-style-name="Dolgozat_5f_FejezetCim-0" style:master-page-name="Dolgozat-Eloszo">
      <style:paragraph-properties style:page-number="auto" fo:break-before="auto" fo:break-after="auto"/>
    </style:style>
    <style:style style:name="P70" style:family="paragraph" style:parent-style-name="Dolgozat_5f_FejezetCim-4">
      <style:text-properties officeooo:rsid="0062fda2" officeooo:paragraph-rsid="0062fda2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73bbe"/>
    </style:style>
    <style:style style:name="T3" style:family="text">
      <style:text-properties officeooo:rsid="0018b031"/>
    </style:style>
    <style:style style:name="T4" style:family="text">
      <style:text-properties fo:language="hu" fo:country="HU"/>
    </style:style>
    <style:style style:name="T5" style:family="text">
      <style:text-properties fo:language="hu" fo:country="HU" officeooo:rsid="003a5d42"/>
    </style:style>
    <style:style style:name="T6" style:family="text">
      <style:text-properties fo:language="hu" fo:country="HU" officeooo:rsid="003bb1d2"/>
    </style:style>
    <style:style style:name="T7" style:family="text">
      <style:text-properties fo:language="hu" fo:country="HU" officeooo:rsid="003bde28"/>
    </style:style>
    <style:style style:name="T8" style:family="text">
      <style:text-properties fo:language="hu" fo:country="HU" officeooo:rsid="003e771e"/>
    </style:style>
    <style:style style:name="T9" style:family="text">
      <style:text-properties fo:language="hu" fo:country="HU" officeooo:rsid="00405af9"/>
    </style:style>
    <style:style style:name="T10" style:family="text">
      <style:text-properties fo:language="hu" fo:country="HU" officeooo:rsid="006dc6d2"/>
    </style:style>
    <style:style style:name="T11" style:family="text">
      <style:text-properties fo:language="hu" fo:country="HU" officeooo:rsid="006eeee3"/>
    </style:style>
    <style:style style:name="T12" style:family="text">
      <style:text-properties fo:language="hu" fo:country="HU" officeooo:rsid="006f1526"/>
    </style:style>
    <style:style style:name="T13" style:family="text">
      <style:text-properties fo:language="hu" fo:country="HU" officeooo:rsid="00706f72"/>
    </style:style>
    <style:style style:name="T14" style:family="text">
      <style:text-properties fo:language="hu" fo:country="HU" officeooo:rsid="007149be"/>
    </style:style>
    <style:style style:name="T15" style:family="text">
      <style:text-properties fo:language="hu" fo:country="HU" officeooo:rsid="00733d5c"/>
    </style:style>
    <style:style style:name="T16" style:family="text">
      <style:text-properties fo:language="hu" fo:country="HU" officeooo:rsid="00739c3a"/>
    </style:style>
    <style:style style:name="T17" style:family="text">
      <style:text-properties fo:language="hu" fo:country="HU" officeooo:rsid="0073b803"/>
    </style:style>
    <style:style style:name="T18" style:family="text">
      <style:text-properties officeooo:rsid="003d54d7"/>
    </style:style>
    <style:style style:name="T19" style:family="text">
      <style:text-properties officeooo:rsid="003e771e"/>
    </style:style>
    <style:style style:name="T20" style:family="text">
      <style:text-properties officeooo:rsid="0058a083"/>
    </style:style>
    <style:style style:name="T21" style:family="text">
      <style:text-properties style:text-position="super 51%"/>
    </style:style>
    <style:style style:name="T22" style:family="text">
      <style:text-properties officeooo:rsid="0059ca2a"/>
    </style:style>
    <style:style style:name="T23" style:family="text">
      <style:text-properties style:text-position="0% 100%" officeooo:rsid="0059ca2a"/>
    </style:style>
    <style:style style:name="T24" style:family="text">
      <style:text-properties officeooo:rsid="005fe8cb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73bbe" style:font-size-asian="14pt" style:font-size-complex="14pt"/>
    </style:style>
    <style:style style:name="T27" style:family="text">
      <style:text-properties fo:font-size="20pt" style:font-size-asian="20pt" style:font-size-complex="20pt"/>
    </style:style>
    <style:style style:name="T28" style:family="text"/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44"/>
      <text:p text:style-name="P4"/>
      <text:p text:style-name="P6">Földvárszky Attila</text:p>
      <text:p text:style-name="P6">SZAKDOLGOZAT</text:p>
      <text:p text:style-name="P23">Budapesti Műszaki és Gazdaságtudományi Egyetem </text:p>
      <text:p text:style-name="P4">Építészmérnöki Kar </text:p>
      <text:p text:style-name="P4">Épületenergetikai és Épületgépészeti Tanszék</text:p>
      <text:p text:style-name="P9"/>
      <text:p text:style-name="P4"/>
      <text:p text:style-name="P4"/>
      <text:p text:style-name="P4"/>
      <text:p text:style-name="P4"/>
      <text:p text:style-name="P4"/>
      <text:p text:style-name="P4">SZAKDOLGOZAT</text:p>
      <text:p text:style-name="P23">Budapesti Műszaki és Gazdaságtudományi Egyetem </text:p>
      <text:p text:style-name="P4">Építészmérnöki Kar </text:p>
      <text:p text:style-name="P4">Épületenergetikai és Épületgépészeti Tanszék</text:p>
      <text:p text:style-name="P9"/>
      <text:p text:style-name="P9"/>
      <text:p text:style-name="P9"/>
      <text:p text:style-name="P9"/>
      <text:p text:style-name="P9"/>
      <text:p text:style-name="P9"/>
      <text:p text:style-name="P10">Földvárszky Attila</text:p>
      <text:p text:style-name="P10"/>
      <text:p text:style-name="P10">SZAKDOLGOZAT</text:p>
      <text:p text:style-name="P10"/>
      <text:p text:style-name="P11">Néhány sajátos szerkezeti kapcsolat hőtechnikai viszonyainak ellenőrzése 2D numerikus szimulációval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Section2">
        <text:p text:style-name="P7">Konzulens</text:p>
        <text:p text:style-name="P26">Dr. Várfalvi János</text:p>
        <text:p text:style-name="P25">egyetemi docens, laborvezető</text:p>
        <text:p text:style-name="Standard"/>
        <text:p text:style-name="Standard"/>
        <text:p text:style-name="P9"/>
      </text:section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5"><text:span text:style-name="T27">Budapest, 2014</text:span></text:p>
      <text:p text:style-name="P49"><text:span text:style-name="T25"/></text:p>
      <text:p text:style-name="P46"><text:span text:style-name="T25">Szerzői jog © </text:span><text:span text:style-name="T26">Földvárszky Attila</text:span><text:span text:style-name="T25">, 2014. </text:span></text:p>
      <text:p text:style-name="P8">Szerzői jog © <text:span text:style-name="T2">Dr. Várfalvi János</text:span>, 2014 </text:p>
      <text:p text:style-name="P5"/>
      <text:p text:style-name="P24">(Feladatkiírás)</text:p>
      <text:p text:style-name="P42"/>
      <text:p text:style-name="P13">Nyilatkozatok</text:p>
      <text:p text:style-name="P12"/>
      <text:p text:style-name="P14">Beadhatósági nyilatkozat</text:p>
      <text:p text:style-name="P12">A jelen tervezési feladat az elvárt szakmai színvonalnak mind tartalmilag, mind formailag megfelel, beadható.</text:p>
      <text:p text:style-name="P12">Kelt, </text:p>
      <text:p text:style-name="P12"><text:tab/><text:tab/><text:tab/><text:tab/><text:tab/><text:tab/><text:tab/>Konzulens részéről:</text:p>
      <text:p text:style-name="P12"/>
      <text:p text:style-name="P12"/>
      <text:p text:style-name="P12"><text:tab/><text:tab/><text:tab/><text:tab/><text:tab/><text:tab/><text:tab/><text:tab/>k<text:span text:style-name="T1">ülső konzulens, témavezető</text:span></text:p>
      <text:p text:style-name="P12"/>
      <text:p text:style-name="P12"/>
      <text:p text:style-name="P14">Elfogadási nyilatkozat</text:p>
      <text:p text:style-name="P12">Ezen tervezési feladat a Budapesti Műszaki és Gazdaságtudományi Egyetem Épületenergetikai és Épületgépészeti tanszék által a Szakdolgozat feladatokra előírt valamennyi tartalmi és formai követelménynek maradéktalanul eleget tesz. E feladatot bírálatra és nyilvános előadásra alkalmasnak tartom. </text:p>
      <text:p text:style-name="P12">A beadás időpontja: </text:p>
      <text:p text:style-name="P12"/>
      <text:p text:style-name="P12"/>
      <text:p text:style-name="P12"><text:tab/><text:tab/><text:tab/><text:tab/><text:tab/><text:tab/><text:tab/><text:tab/><text:span text:style-name="T1">témavezető, belső konzulens</text:span></text:p>
      <text:p text:style-name="P15"/>
      <text:p text:style-name="P15"/>
      <text:p text:style-name="P43">Nyilatkozat az önálló munkáról</text:p>
      <text:p text:style-name="P12">Alulírott, <text:span text:style-name="T1">Hallgató Neve</text:span> (<text:span text:style-name="T5">GA4WZ7</text:span>), a Budapesti Műszaki és Gazdaságtudományi Egyetem hallgatója, büntetőjogi és fegyelmi felelősségem tudatában kijelentem és sajátkezű aláírásommal igazolom, hogy ezt a szakdolgozatot meg nem engedett segítség nélkül, saját magam készítettem, szakdolgozat feladatomban csak a megadott forrásokat használtam fel. Minden olyan részt, melyet szó szerint vagy azonos értelemben, de átfogalmazva más forrásból átvettem, egyértelműen, a forrás megadásával megjelöltem.</text:p>
      <text:p text:style-name="P12">Budapest, 201<text:span text:style-name="T3">4 </text:span></text:p>
      <text:p text:style-name="P12"/>
      <text:p text:style-name="P12"/>
      <text:p text:style-name="P12"><text:tab/><text:tab/><text:tab/><text:tab/><text:tab/><text:tab/><text:tab/><text:tab/><text:tab/><text:tab/><text:span text:style-name="T1">szigorló hallgató</text:span></text:p>
      <text:p text:style-name="P47"/>
      <text:section text:style-name="Sect2" text:name="Section1">
        <text:p text:style-name="P48">Mottó: </text:p>
        <text:p text:style-name="Standard"/>
        <text:p text:style-name="Standard">“A világ sötét lesz üres és hideg” </text:p>
        <text:p text:style-name="Standard"/>
        <text:p text:style-name="P22">(Dávid Gyula)</text:p>
        <text:p text:style-name="Standard"/>
      </text:section>
      <text:table-of-content text:style-name="Sect3" text:name="Table of Contents1">
        <text:table-of-content-source text:outline-level="10" text:use-index-marks="false" text:relative-tab-stop-position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Table of Contents1_Head">
            <text:p text:style-name="P65">Tartalomjegyzék</text:p>
          </text:index-title>
          <text:p text:style-name="P68"><text:a xlink:type="simple" xlink:href="#__RefHeading__4092_1925444577" text:style-name="Index_20_Link" text:visited-style-name="Index_20_Link">Előszó<text:tab/>ii</text:a></text:p>
          <text:p text:style-name="P68"><text:a xlink:type="simple" xlink:href="#__RefHeading__1049_164260083" text:style-name="Index_20_Link" text:visited-style-name="Index_20_Link">Jelölések jegyzéke<text:tab/>iv</text:a></text:p>
          <text:p text:style-name="P62"><text:a xlink:type="simple" xlink:href="#__RefHeading__2537_1428110495" text:style-name="Index_20_Link" text:visited-style-name="Index_20_Link">1. Bevezetés<text:tab/>1</text:a></text:p>
          <text:p text:style-name="P66"><text:a xlink:type="simple" xlink:href="#__RefHeading__1136_164260083" text:style-name="Index_20_Link" text:visited-style-name="Index_20_Link">1.1. Célkitűzések<text:tab/>1</text:a></text:p>
          <text:p text:style-name="P66"><text:a xlink:type="simple" xlink:href="#__RefHeading__1174_164260083" text:style-name="Index_20_Link" text:visited-style-name="Index_20_Link">1.2. Áttekintés<text:tab/>1</text:a></text:p>
          <text:p text:style-name="P63"><text:a xlink:type="simple" xlink:href="#__RefHeading__1176_164260083" text:style-name="Index_20_Link" text:visited-style-name="Index_20_Link">1.2.1. Elvek és módszerek<text:tab/>1</text:a></text:p>
          <text:p text:style-name="P67"><text:a xlink:type="simple" xlink:href="#__RefHeading__704_1520674663" text:style-name="Index_20_Link" text:visited-style-name="Index_20_Link">1.2.1.1. Első módszer<text:tab/>2</text:a></text:p>
          <text:p text:style-name="P67"><text:a xlink:type="simple" xlink:href="#__RefHeading__706_1520674663" text:style-name="Index_20_Link" text:visited-style-name="Index_20_Link">1.2.1.2. Második módszer<text:tab/>2</text:a></text:p>
          <text:p text:style-name="P63"><text:a xlink:type="simple" xlink:href="#__RefHeading__708_1520674663" text:style-name="Index_20_Link" text:visited-style-name="Index_20_Link">1.2.2. Alapfeltevések<text:tab/>2</text:a></text:p>
          <text:p text:style-name="P62"><text:a xlink:type="simple" xlink:href="#__RefHeading__710_1520674663" text:style-name="Index_20_Link" text:visited-style-name="Index_20_Link">2. Szakirodalmi áttekintés/előzmények<text:tab/>3</text:a></text:p>
          <text:p text:style-name="P66"><text:a xlink:type="simple" xlink:href="#__RefHeading__712_1520674663" text:style-name="Index_20_Link" text:visited-style-name="Index_20_Link">2.1. Az első főfeladathoz<text:tab/>3</text:a></text:p>
          <text:p text:style-name="P66"><text:a xlink:type="simple" xlink:href="#__RefHeading__714_1520674663" text:style-name="Index_20_Link" text:visited-style-name="Index_20_Link">2.2. A második főfeladathoz<text:tab/>3</text:a></text:p>
          <text:p text:style-name="P62"><text:a xlink:type="simple" xlink:href="#__RefHeading__716_1520674663" text:style-name="Index_20_Link" text:visited-style-name="Index_20_Link">3. A feladat kibonátsa / Első főfeladathoz<text:tab/>4</text:a></text:p>
          <text:p text:style-name="P66"><text:a xlink:type="simple" xlink:href="#__RefHeading__718_1520674663" text:style-name="Index_20_Link" text:visited-style-name="Index_20_Link">3.1. Első részfeladat<text:tab/>4</text:a></text:p>
          <text:p text:style-name="P66"><text:a xlink:type="simple" xlink:href="#__RefHeading__720_1520674663" text:style-name="Index_20_Link" text:visited-style-name="Index_20_Link">3.2. Második részfeladat<text:tab/>4</text:a></text:p>
          <text:p text:style-name="P62"><text:a xlink:type="simple" xlink:href="#__RefHeading__722_1520674663" text:style-name="Index_20_Link" text:visited-style-name="Index_20_Link">4. Második főfeladat<text:tab/>5</text:a></text:p>
          <text:p text:style-name="P62"><text:a xlink:type="simple" xlink:href="#__RefHeading__724_1520674663" text:style-name="Index_20_Link" text:visited-style-name="Index_20_Link">5. Összefoglalás/Eredmények értékelése<text:tab/>6</text:a></text:p>
          <text:p text:style-name="P66"><text:a xlink:type="simple" xlink:href="#__RefHeading__726_1520674663" text:style-name="Index_20_Link" text:visited-style-name="Index_20_Link">5.1. Eredmények<text:tab/>6</text:a></text:p>
          <text:p text:style-name="P66"><text:a xlink:type="simple" xlink:href="#__RefHeading__728_1520674663" text:style-name="Index_20_Link" text:visited-style-name="Index_20_Link">5.2. Javaslatok/Következtetések/Tanulságok<text:tab/>6</text:a></text:p>
          <text:p text:style-name="P62"><text:a xlink:type="simple" xlink:href="#__RefHeading__730_1520674663" text:style-name="Index_20_Link" text:visited-style-name="Index_20_Link">6. Felhasznált források<text:tab/>7</text:a></text:p>
          <text:p text:style-name="P62"><text:a xlink:type="simple" xlink:href="#__RefHeading__732_1520674663" text:style-name="Index_20_Link" text:visited-style-name="Index_20_Link">7. summary<text:tab/>8</text:a></text:p>
        </text:index-body>
      </text:table-of-content>
      <text:h text:style-name="P69" text:outline-level="10"><text:bookmark-start text:name="__RefHeading__4092_1925444577"/>Előszó<text:bookmark-end text:name="__RefHeading__4092_1925444577"/></text:h>
      <text:p text:style-name="Dolgozat_5f_Bekezdés-Tompa">A témaválasztást <text:span text:style-name="T10">és az elhatározás </text:span>egy épületfizika ór<text:span text:style-name="T10">án született</text:span>, <text:span text:style-name="T18">melyen a</text:span> hőtranszport fogalmával és épületszerkezetekben használt számítási módszerével <text:span text:style-name="T18">ismerkedtünk</text:span>. <text:span text:style-name="T18">Itt találkoztam azzal a problémával, </text:span>hogy a<text:span text:style-name="T18">z általunk</text:span> használt zárt képletek melyek leírják a hő útját a szerkezetekben, csak egydimenziós hőmozgás ideális esetében adnak helyes eredményt. A valós szerkezetek azonban hőhidakkal terheltek, melyek 2 illetve 3 dimenziós hőmozgást gerjesztenek. Ennek számítására azonban explicit képlete<text:span text:style-name="T18">k nem léteznek</text:span>. <text:span text:style-name="T19">Bemutatásra került egy </text:span>numerikus <text:span text:style-name="T19">módszer </text:span>megoldás<text:span text:style-name="T19">i</text:span> lehetősége, <text:span text:style-name="T18">melynek egyszerűsége és szépsége</text:span> felkeltette az érdeklődésemet. <text:span text:style-name="T19">Ezen kívül motívácót jelentett az is, hogy régóta szerettem volna, de eddig </text:span><text:span text:style-name="T11">még </text:span><text:span text:style-name="T19">nem volt alkalmam modellezéssel foglalkozni.</text:span></text:p>
      <text:p text:style-name="P54"><text:span text:style-name="T7">Mivel a hőtranszport modellező programok már régóta léteznek a piacon, magában egy ilyen szoftver elkészítése nem jelentene sem újdonságot, sem nem segítené különösképpen a szakmát, </text:span><text:span text:style-name="T8">mely két cél a dolgozatkiírás feltétele volt, </text:span><text:span text:style-name="T7">nem beszélve arról, hogy egy komolyabb tervező szoftver akár több száz „ember-év” -nyi munká</text:span><text:span text:style-name="T11">t</text:span><text:span text:style-name="T7"> </text:span><text:span text:style-name="T11">egy szakdolgozat </text:span><text:span text:style-name="T7">készítésénél </text:span><text:span text:style-name="T11">még csak megközelíteni sem lehet</text:span><text:span text:style-name="T7">. Ennek megfelelően </text:span><text:span text:style-name="T8">két fő célt tűztem ki magam elé. Először is </text:span><text:span text:style-name="T9">magának a szoftvernek az </text:span><text:span text:style-name="T8">elkészítése, másodszor pedig az elkészült szoftver segítségével néhány sajátos szerkezeti kapcsolat vizsgálatá</text:span><text:span text:style-name="T9">nak</text:span><text:span text:style-name="T8"> és elemzésé</text:span><text:span text:style-name="T9">nek elvégzése</text:span><text:span text:style-name="T8">. </text:span></text:p>
      <text:p text:style-name="P54"><text:span text:style-name="T11">A szoftrver elkészírésével kapcsolatban több célom is volt. Szerettem volna megmutatni, hogy még egy bonyolultnak tűnő, drága modellező szoftver mögött is a lényeg nagyon egyszerű alapelveken nyugszik, másodsorban pedig, </text:span><text:span text:style-name="T8">olyan funkciókkal </text:span><text:span text:style-name="T12">kivántam ellátni</text:span><text:span text:style-name="T8">, melyek hiányoznak az elterjedtebb szoftverekből.</text:span></text:p>
      <text:p text:style-name="P55"><text:span text:style-name="T8">A </text:span><text:span text:style-name="T4">szerkezetek kiválasztása, melyek viselkedését vizsgáltam, teljesen szubjektív volt. Nem az motivált, hogy minél összetetteb legyen, hanem az, hogy első ránézésre tudok-e valmi előrejelzést adni a viselkedéséről, melyet pontos számítással ellenőrizhetek. </text:span><text:span text:style-name="T13">A végeredmény</text:span><text:span text:style-name="T14">ek</text:span><text:span text:style-name="T13"> ismereté</text:span><text:span text:style-name="T14">ben</text:span><text:span text:style-name="T13"> elmodhatom, hogy </text:span><text:span text:style-name="T14">egyszerűb szerkezetek hőtranszportja is okozhat esetleg meglepetéseket a józan ész alapján kiokoskodott működéssel szemben.</text:span></text:p>
      <text:p text:style-name="P56"><text:span text:style-name="T14">Ez alapján is kijelenthetem, hogy a szoftver elkészítésének örömén túl rendkívül tanulságos is volt az a munka amin ez a dolgozat alapul</text:span><text:span text:style-name="T17">t</text:span><text:span text:style-name="T14">. </text:span></text:p>
      <text:p text:style-name="P56"><text:span text:style-name="T15">Egy részről reménykedek </text:span><text:span text:style-name="T17">abban</text:span><text:span text:style-name="T15">, hogy a dolgozat hatására esetleg mások is kedvet kapnak </text:span><text:span text:style-name="T17">majd </text:span><text:span text:style-name="T15">modellező szoftverek készítésére, más részről </text:span><text:span text:style-name="T17">abban, hogy az elkészült és </text:span><text:soft-page-break/><text:span text:style-name="T17">ingyenesen letölthető szoftvert minél többen használják, végül </text:span><text:span text:style-name="T15">pedig abban, hogy a segítségével modellezett esetek és a</text:span><text:span text:style-name="T16">z elemzéséből levont következtetések segítséget nyújtanak szakemberek számára döntéshozataluk</text:span><text:span text:style-name="T17">hoz.</text:span></text:p>
      <text:p text:style-name="P19">Ezúton köszönöm belső konzulensemnek Dr Várfalvi Jánosnak- értékes segítségét és javaslatait, mellyel lehetővé tették ennek a dolgozatnak az elkészülését.</text:p>
      <text:p text:style-name="P19"/>
      <text:p text:style-name="P16"/>
      <text:p text:style-name="P17">Budapest, 2014 junius</text:p>
      <text:p text:style-name="P18">Földvárszky Attila</text:p>
      <text:h text:style-name="P37" text:outline-level="10"><text:bookmark-start text:name="__RefHeading__1049_164260083"/>Jel<text:span text:style-name="T20">ö</text:span>l<text:span text:style-name="T20">é</text:span>sek jegyz<text:span text:style-name="T20">é</text:span>ke<text:bookmark-end text:name="__RefHeading__1049_164260083"/></text:h>
      <text:p text:style-name="Dolgozat_5f_Bekezdés-Normál">A táblázatban a többször előforduló jelölések magyar és <text:span text:style-name="T1">angol</text:span> nyelvű elnevezése, valamint a fizikai mennyiségek esetén annak mértékegysége található. Az egyes mennyiségek jelölése – ahol lehetséges – megegyezik hazai és a nemzetközi szakirodalomban elfogadott jelölésekkel. A ritkán alkalmazott jelölések magyarázata első előfordulási helyüknél található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6">Latin betü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4">Jelölés</text:p>
          </table:table-cell>
          <table:table-cell table:style-name="Table1.A2" office:value-type="string">
            <text:p text:style-name="P34">Megnevezés, megjegyzés, érték</text:p>
          </table:table-cell>
          <table:table-cell table:style-name="Table1.C2" office:value-type="string">
            <text:p text:style-name="P34">Mértékegység</text:p>
          </table:table-cell>
        </table:table-row>
        <table:table-row>
          <table:table-cell table:style-name="Table1.A2" office:value-type="string">
            <text:p text:style-name="P29">q</text:p>
          </table:table-cell>
          <table:table-cell table:style-name="Table1.A2" office:value-type="string">
            <text:p text:style-name="P29">Fajlagos hőáram</text:p>
          </table:table-cell>
          <table:table-cell table:style-name="Table1.C2" office:value-type="string">
            <text:p text:style-name="P29">W/m<text:span text:style-name="T21">2</text:span></text:p>
          </table:table-cell>
        </table:table-row>
        <table:table-row>
          <table:table-cell table:style-name="Table1.A2" office:value-type="string">
            <text:p text:style-name="P31">Q</text:p>
          </table:table-cell>
          <table:table-cell table:style-name="Table1.A2" office:value-type="string">
            <text:p text:style-name="P31">Hőáram</text:p>
          </table:table-cell>
          <table:table-cell table:style-name="Table1.C2" office:value-type="string">
            <text:p text:style-name="P31">W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27"/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6">Görög betük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5">Jelölés</text:p>
          </table:table-cell>
          <table:table-cell table:style-name="Table2.A2" office:value-type="string">
            <text:p text:style-name="P35">Megnevezés, megjegyzés, érték</text:p>
          </table:table-cell>
          <table:table-cell table:style-name="Table2.C2" office:value-type="string">
            <text:p text:style-name="P35">Mértékegység</text:p>
          </table:table-cell>
        </table:table-row>
        <table:table-row>
          <table:table-cell table:style-name="Table2.A2" office:value-type="string">
            <text:p text:style-name="P64">α</text:p>
          </table:table-cell>
          <table:table-cell table:style-name="Table2.A2" office:value-type="string">
            <text:p text:style-name="P33">Hőátadási tényező</text:p>
          </table:table-cell>
          <table:table-cell table:style-name="Table2.C2" office:value-type="string">
            <text:p text:style-name="P30">W/m<text:span text:style-name="T21">2</text:span><text:span text:style-name="T23">K</text:span></text:p>
          </table:table-cell>
        </table:table-row>
        <table:table-row>
          <table:table-cell table:style-name="Table2.A2" office:value-type="string">
            <text:p text:style-name="P64">λ</text:p>
          </table:table-cell>
          <table:table-cell table:style-name="Table2.A2" office:value-type="string">
            <text:p text:style-name="P32">Hő<text:span text:style-name="T22">vezetési tényező</text:span></text:p>
          </table:table-cell>
          <table:table-cell table:style-name="Table2.C2" office:value-type="string">
            <text:p text:style-name="P32">W/<text:span text:style-name="T22">mK</text:span></text:p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C2" office:value-type="string">
            <text:p text:style-name="P28"/>
          </table:table-cell>
        </table:table-row>
      </table:table>
      <text:h text:style-name="P53" text:outline-level="1"><text:bookmark-start text:name="__RefHeading__2537_1428110495"/>Bevezetés<text:bookmark-end text:name="__RefHeading__2537_1428110495"/></text:h>
      <text:h text:style-name="P59" text:outline-level="2"><text:bookmark-start text:name="__RefHeading__1136_164260083"/>Célkitűzések<text:bookmark-end text:name="__RefHeading__1136_164260083"/></text:h>
      <text:p text:style-name="P20">A tudományokban, főleg a fizikában hosszú időn keresztűl tartotta magát az a nézet, hogy egy probléma akkor tekinthető megoldottnak, ha találunk rá egy zárt képletet. Behelyettesítjük a változókat és kapunk egy egzakt eredményt. Idővel azonban a leírni kívánt problémák bonyolultásága és a matematikai eszközök fejlődése megmutatta, hogy bizonyos esetekben képesek vagyunk ugyan egy adott probléma megfogalmazására (értsd: differenciál egyenletekbe való foglalás) azonban zárt képlet egyszerűen nem létezik hozzá.</text:p>
      <text:p text:style-name="P20">Ennek a problémának a leküzdésére születtek az úgynevezett numerikus módszerek. Közös jellemzőjük a diszkretizálás, vagyis a tartományok elemi részekre való felbontása. Az elemi részek méretének csökkentésével juthatunk pontosabb eredményhez. Belátható hogy ez még kisebb kiterjedésű méretek esetén is hatalmas számítási igény támasztanak, ami miatt a számítógépek előtti világban reménytelen volt a módszer alkalmazása. Tömeges elterjedésére egészen a személyi számítógépek megjelenéséig kellett várni. Ma már szintem minden tudományterület használja, kezdve a biológiától a mérnöki tudományokig.</text:p>
      <text:p text:style-name="P20"><text:span text:style-name="T5">Az energetika területén t</text:span>ipikusan ilyen probléma a hő eloszlásának leírása egy anyagi keresztmetszetben. Képesek vagyunk megalkotni a differenciál egyenletet mely pontosan leírja a jelenséget, azonban nem tudjuk megalkotni hozzá azt a zárt képletet ami egy bizonyos geometriai koordináta függvényében megadná a pont hőmérsékletét. (nincs analitikus megoldás)</text:p>
      <text:p text:style-name="P20"><text:span text:style-name="T5">Dolgozatomban ezt a problámát kívánom részletesebben körbejárni, bemutatva egy numerikus módszert, a módszer alapján önállóan elkészített szoftvert, és ezen szoftver segítségével néhány sajátos szerkezeti kapcsolat hőtechnikai </text:span><text:span text:style-name="T6">elemzését.</text:span></text:p>
      <text:h text:style-name="Dolgozat_5f_FejezetCim-2" text:outline-level="2"><text:bookmark-start text:name="__RefHeading__1174_164260083"/>Áttekintés<text:bookmark-end text:name="__RefHeading__1174_164260083"/></text:h>
      <text:p text:style-name="P38">Indokolni a feladat celjaihoz felhasználni kívánt elveket és módszereket</text:p>
      <text:h text:style-name="Dolgozat_5f_FejezetCim-3" text:outline-level="3"><text:bookmark-start text:name="__RefHeading__1176_164260083"/>Elvek és módszerek<text:bookmark-end text:name="__RefHeading__1176_164260083"/></text:h>
      <text:p text:style-name="Dolgozat_5f_Bekezdés-Tompa">A megoldás során alkalmazott módszerek /elvek/eljárások ismertetése. Előnyben kell <text:soft-page-break/>részesíteni a kidolgozás során a számítógéppel segített módszereket, de meg kell f<text:span text:style-name="T24">og</text:span>almazni a modell főbb elveit, algoritmusait</text:p>
      <text:h text:style-name="P70" text:outline-level="4"><text:bookmark-start text:name="__RefHeading__704_1520674663"/>Első módszer<text:bookmark-end text:name="__RefHeading__704_1520674663"/></text:h>
      <text:p text:style-name="Dolgozat_5f_Bekezdés-Tompa"/>
      <text:h text:style-name="P70" text:outline-level="4"><text:bookmark-start text:name="__RefHeading__706_1520674663"/>Második módszer<text:bookmark-end text:name="__RefHeading__706_1520674663"/></text:h>
      <text:p text:style-name="Dolgozat_5f_Bekezdés-Tompa"/>
      <text:h text:style-name="P61" text:outline-level="3"><text:bookmark-start text:name="__RefHeading__708_1520674663"/>Alapfeltevések<text:bookmark-end text:name="__RefHeading__708_1520674663"/></text:h>
      <text:p text:style-name="Dolgozat_5f_Bekezdés-Tompa"/>
      <text:h text:style-name="P50" text:outline-level="1"><text:bookmark-start text:name="__RefHeading__710_1520674663"/>Szakirodalmi áttekintés/előzmények<text:bookmark-end text:name="__RefHeading__710_1520674663"/></text:h>
      <text:p text:style-name="P40">A szakirodalmi áttekintő rövid, tömör legyen. Közvetlenül megtalálható legyen a kapcsolata a dolgozat célkitűzéseivel. Figyeljünk oda a más tollából származó anyagok helyes hivatkozására. Itt meg lehet fogalmazni akár kritikát is, illetve ki lehet egészíteni saját gondolatokkal, de legyen jól megkülönböztethető a saját és a hivatkozott rész. </text:p>
      <text:h text:style-name="P60" text:outline-level="2"><text:bookmark-start text:name="__RefHeading__712_1520674663"/>Az első főfeladathoz<text:bookmark-end text:name="__RefHeading__712_1520674663"/></text:h>
      <text:p text:style-name="Dolgozat_5f_Bekezdés-Tompa"/>
      <text:h text:style-name="P60" text:outline-level="2"><text:bookmark-start text:name="__RefHeading__714_1520674663"/>A második főfeladathoz<text:bookmark-end text:name="__RefHeading__714_1520674663"/></text:h>
      <text:p text:style-name="Dolgozat_5f_Bekezdés-Tompa"/>
      <text:h text:style-name="P50" text:outline-level="1"><text:bookmark-start text:name="__RefHeading__716_1520674663"/>A feladat kibonátsa / Első főfeladathoz<text:bookmark-end text:name="__RefHeading__716_1520674663"/></text:h>
      <text:p text:style-name="Dolgozat_5f_Bekezdés-Tompa">A feladat kibontásához mindig tartozzon elemző munka. Az elemző munkához felhasznált elvek és módszerek ismertetése a 1.2 fejezetben történik</text:p>
      <text:h text:style-name="P60" text:outline-level="2"><text:bookmark-start text:name="__RefHeading__718_1520674663"/>Első részfeladat<text:bookmark-end text:name="__RefHeading__718_1520674663"/></text:h>
      <text:p text:style-name="Dolgozat_5f_Bekezdés-Tompa"/>
      <text:h text:style-name="P60" text:outline-level="2"><text:bookmark-start text:name="__RefHeading__720_1520674663"/>Második részfeladat<text:bookmark-end text:name="__RefHeading__720_1520674663"/></text:h>
      <text:p text:style-name="Dolgozat_5f_Bekezdés-Tompa"/>
      <text:h text:style-name="P50" text:outline-level="1"><text:bookmark-start text:name="__RefHeading__722_1520674663"/>Második főfeladat<text:bookmark-end text:name="__RefHeading__722_1520674663"/></text:h>
      <text:p text:style-name="Dolgozat_5f_Bekezdés-Tompa"/>
      <text:h text:style-name="P50" text:outline-level="1"><text:bookmark-start text:name="__RefHeading__724_1520674663"/>Összefoglalás/Eredmények értékelése<text:bookmark-end text:name="__RefHeading__724_1520674663"/></text:h>
      <text:h text:style-name="P60" text:outline-level="2"><text:bookmark-start text:name="__RefHeading__726_1520674663"/>Eredmények<text:bookmark-end text:name="__RefHeading__726_1520674663"/></text:h>
      <text:p text:style-name="P39">Az összefoglaló értékelése. Az elvégzett munka és eredményeinek bemutatása egyes szám első személyben fogalmazva</text:p>
      <text:h text:style-name="P60" text:outline-level="2"><text:bookmark-start text:name="__RefHeading__728_1520674663"/>Javaslatok/Következtetések/Tanulságok<text:bookmark-end text:name="__RefHeading__728_1520674663"/></text:h>
      <text:p text:style-name="P39">A feladat elkészítése során levont tanulságok összefoglalása. Javaslattétel, további fejlesztési lehetőségek bemutatása, előretekintés a jövőbe...</text:p>
      <text:p text:style-name="Dolgozat_5f_Bekezdés-Tompa"/>
      <text:h text:style-name="P51" text:outline-level="1"><text:bookmark-start text:name="__RefHeading__730_1520674663"/>Felhasznált források<text:bookmark-end text:name="__RefHeading__730_1520674663"/></text:h>
      <text:p text:style-name="Dolgozat_5f_Bekezdés-Tompa"/>
      <text:h text:style-name="P52" text:outline-level="1"><text:bookmark-start text:name="__RefHeading__732_1520674663"/>summary<text:bookmark-end text:name="__RefHeading__732_1520674663"/></text:h>
      <text:p text:style-name="Dolgozat_5f_Bekezdés-Tompa"/>
      <text:p text:style-name="P41">Keywords: Heat transfer, Heat bridge, 2D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Dolgozat_5f_FejezetCim-1" style:display-name="Dolgozat_FejezetCim-1" style:family="paragraph" style:default-outline-level="1" style:class="text" style:master-page-name="">
      <style:paragraph-properties fo:margin-top="0cm" fo:margin-bottom="0.457cm" style:contextual-spacing="false" style:page-number="auto" fo:break-before="page" fo:background-color="transparent" style:shadow="none" fo:keep-with-next="always">
        <style:tab-stops/>
        <style:background-image/>
      </style:paragraph-properties>
      <style:text-properties fo:font-size="14pt" fo:font-weight="bold" style:font-size-asian="10.5pt"/>
    </style:style>
    <style:style style:name="Dolgozat_5f_Bekezdés-Normál" style:display-name="Dolgozat_Bekezdés-Normál" style:family="paragraph" style:list-style-name="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.356cm" style:auto-text-indent="false" style:page-number="auto" fo:background-color="transparent" style:shadow="none" fo:keep-with-next="auto">
        <style:tab-stops/>
        <style:background-image/>
      </style:paragraph-properties>
      <style:text-properties fo:font-size="12pt" fo:font-weight="normal" style:font-size-asian="10.5pt"/>
    </style:style>
    <style:style style:name="Dolgozat_5f_Felsorolás" style:display-name="Dolgozat_Felsorolás" style:family="paragraph" style:list-style-name="List_20_1" style:class="text" style:master-page-name="">
      <style:paragraph-properties fo:margin-left="0.762cm" fo:margin-right="0cm" fo:margin-top="0cm" fo:margin-bottom="0cm" style:contextual-spacing="false" fo:line-height="150%" fo:text-align="justify" style:justify-single-word="false" fo:text-indent="-0.381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Dolgozat_5f_FelsorolasCim" style:display-name="Dolgozat_FelsorolasCim" style:family="paragraph" style:class="text" style:master-page-name="">
      <style:paragraph-properties fo:margin-left="0cm" fo:margin-right="0cm" fo:margin-top="0.406cm" fo:margin-bottom="0.254cm" style:contextual-spacing="false" fo:line-height="100%" fo:text-indent="0cm" style:auto-text-indent="false" style:page-number="auto"/>
      <style:text-properties style:text-underline-style="solid" style:text-underline-width="auto" style:text-underline-color="font-color" style:font-size-asian="10.5pt"/>
    </style:style>
    <style:style style:name="_5f_Felsorolás-folytatás" style:display-name="_Felsorolás-folytatás" style:family="paragraph" style:parent-style-name="Dolgozat_5f_Felsorolás" style:list-style-name="" style:class="text" style:master-page-name="">
      <style:paragraph-properties fo:margin-left="0.406cm" fo:margin-right="0cm" fo:margin-top="0cm" fo:margin-bottom="0cm" style:contextual-spacing="false" fo:text-indent="0.406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92cm" style:type="center"/>
          <style:tab-stop style:position="17.184cm" style:type="right"/>
        </style:tab-stops>
      </style:paragraph-properties>
    </style:style>
    <style:style style:name="Dolgozat_5f_FejezetCim-2" style:display-name="Dolgozat_FejezetCim-2" style:family="paragraph" style:default-outline-level="2" style:master-page-name="">
      <style:paragraph-properties fo:margin-top="0.432cm" fo:margin-bottom="0.406cm" style:contextual-spacing="false" style:page-number="auto"/>
      <style:text-properties style:font-name="Times New Roman1" fo:font-family="'Times New Roman'" style:font-style-name="Bold" style:font-family-generic="roman" style:font-pitch="variable" fo:font-size="13pt" fo:font-weight="bold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Dolgozat_5f_FejezetCim-3" style:display-name="Dolgozat_FejezetCim-3" style:family="paragraph" style:default-outline-level="3" style:master-page-name="">
      <style:paragraph-properties fo:margin-top="0.406cm" fo:margin-bottom="0.406cm" style:contextual-spacing="false" style:page-number="auto" fo:keep-with-next="always"/>
      <style:text-properties fo:font-size="13pt" fo:font-weight="bold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_5f_Felsorolas-2" style:display-name="_Felsorolas-2" style:family="paragraph" style:parent-style-name="Contents_20_1" style:default-outline-level="" style:list-style-name="List_20_1">
      <style:paragraph-properties fo:margin-left="1.143cm" fo:margin-right="0cm" fo:margin-top="0cm" fo:margin-bottom="0cm" style:contextual-spacing="false" fo:line-height="150%" fo:text-indent="-0.381cm" style:auto-text-indent="false" text:number-lines="true" text:line-number="0">
        <style:tab-stops>
          <style:tab-stop style:position="16.77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776cm" style:type="right" style:leader-style="dotted" style:leader-text="."/>
        </style:tab-stops>
      </style:paragraph-properties>
    </style:style>
    <style:style style:name="_5f_FejezetCim-4" style:display-name="_FejezetCim-4" style:family="paragraph" style:parent-style-name="Contents_20_3" style:master-page-name="">
      <style:paragraph-properties fo:margin-top="0.406cm" fo:margin-bottom="0.406cm" style:contextual-spacing="false" style:page-number="auto" fo:keep-with-next="always"/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77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SQL_20_lekérdezés" style:display-name="_SQL lekérdezés" style:family="paragraph" style:parent-style-name="Standard" style:class="text">
      <style:paragraph-properties fo:margin-left="2.032cm" fo:margin-right="0cm" fo:margin-top="0cm" fo:margin-bottom="0cm" style:contextual-spacing="false" fo:text-indent="0cm" style:auto-text-indent="false" fo:background-color="#e6e6e6">
        <style:background-image/>
      </style:paragraph-properties>
      <style:text-properties style:font-name="Comic Sans MS" fo:font-family="'Comic Sans MS'" style:font-style-name="Regular" style:font-family-generic="script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0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27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27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87cm" style:type="center"/>
          <style:tab-stop style:position="16.77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lőszó" style:family="paragraph" style:parent-style-name="Standard"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284cm" style:type="right" style:leader-style="dotted" style:leader-text="."/>
        </style:tab-stops>
      </style:paragraph-properties>
    </style:style>
    <style:style style:name="Untitled1" style:family="paragraph" style:parent-style-name="Standard"/>
    <style:style style:name="Dolgozat_5f_FejezetCim-0" style:display-name="Dolgozat_FejezetCim-0" style:family="paragraph" style:default-outline-level="10" style:list-style-name="" style:master-page-name="">
      <style:paragraph-properties fo:line-height="150%" style:page-number="auto" fo:break-before="page"/>
      <style:text-properties fo:font-size="14pt" fo:font-weight="bold"/>
    </style:style>
    <style:style style:name="Normál_20_címsor_20_után" style:display-name="Normál címsor után" style:family="paragraph" style:parent-style-name="Standard" style:next-style-name="Standard">
      <style:paragraph-properties fo:margin-left="0cm" fo:margin-right="0cm" fo:text-indent="0cm" style:auto-text-indent="false"/>
    </style:style>
    <style:style style:name="Dolgozat_5f_Bekezdés-Tompa" style:display-name="Dolgozat_Bekezdés-Tompa" style:family="paragraph">
      <style:paragraph-properties fo:line-height="150%" fo:text-align="justify" style:justify-single-word="false">
        <style:tab-stops>
          <style:tab-stop style:position="14.651cm" style:type="right" style:leader-style="dotted" style:leader-text="."/>
        </style:tab-stops>
      </style:paragraph-properties>
    </style:style>
    <style:style style:name="Dolgozat_5f_FejezetCim-4" style:display-name="Dolgozat_FejezetCim-4" style:family="paragraph" style:default-outline-level="4">
      <style:text-properties fo:font-size="13pt" fo:font-weight="bold" officeooo:rsid="005f180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6cm" fo:margin-left="0.66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661cm" fo:margin-left="1.32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space" fo:text-indent="-0.661cm" fo:margin-left="1.956cm"/>
        </style:list-level-properties>
        <style:text-properties style:font-name="Star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787cm" fo:margin-left="0.78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space" fo:text-indent="-0.635cm" fo:margin-left="1.524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space" fo:text-indent="-0.534cm" fo:margin-left="2.33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fo:color="#808080" fo:font-style="italic" style:font-style-asian="italic" style:font-style-complex="italic"/>
    </style:style>
    <style:style style:name="MP5" style:family="paragraph" style:parent-style-name="Footer">
      <style:paragraph-properties fo:text-align="center" style:justify-single-word="false"/>
      <style:text-properties fo:color="#808080" fo:font-style="italic" officeooo:paragraph-rsid="006a4a06" style:font-style-asian="italic" style:font-style-complex="italic"/>
    </style:style>
    <style:style style:name="MT1" style:family="text"/>
    <style:page-layout style:name="Mpm1">
      <style:page-layout-properties fo:page-width="21.59cm" fo:page-height="27.94cm" style:num-format="1" style:print-orientation="portrait" fo:margin-top="1.711cm" fo:margin-bottom="0.411cm" fo:margin-left="2.805cm" fo:margin-right="2.00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2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1.6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302cm" fo:margin-bottom="2.316cm" fo:margin-left="3.175cm" fo:margin-right="2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8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9">
      <style:page-layout-properties fo:page-width="21.001cm" fo:page-height="29.7cm" style:num-format="1" style:print-orientation="portrait" fo:margin-top="2.54cm" fo:margin-bottom="2.54cm" fo:margin-left="2.379cm" fo:margin-right="2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.54cm" fo:margin-bottom="2.54cm" fo:margin-left="3.175cm" fo:margin-right="2.16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i" style:print-orientation="portrait" fo:margin-top="2.54cm" fo:margin-bottom="2.54cm" fo:margin-left="3.175cm" fo:margin-right="2.28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12">
      <style:page-layout-properties fo:page-width="21.001cm" fo:page-height="29.7cm" style:num-format="i" style:print-orientation="portrait" fo:margin-top="2.54cm" fo:margin-bottom="2.54cm" fo:margin-left="2.514cm" fo:margin-right="2.3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  <style:master-page style:name="Dolgozat-Motto" style:page-layout-name="Mpm3" style:next-style-name="Dolgozat-Tartalomjegyzek"/>
    <style:master-page style:name="Dolgozat-Cim" style:page-layout-name="Mpm3" style:next-style-name="Dolgozat-Copyrightoldal"/>
    <style:master-page style:name="Dolgozat-Koszonetnyilvanitas" style:page-layout-name="Mpm4" style:next-style-name="Dolgozat-Motto"/>
    <style:master-page style:name="Dolgozat-Tartalomjegyzek" style:page-layout-name="Mpm3" style:next-style-name="Dolgozat-Eloszo"/>
    <style:master-page style:name="Landscape" style:page-layout-name="Mpm5"/>
    <style:master-page style:name="Dolgozat-NormalPage" style:page-layout-name="Mpm6">
      <style:header>
        <text:p text:style-name="MP1">2D hőtranszport modell</text:p>
      </style:header>
      <style:footer>
        <text:p text:style-name="MP2"><text:page-number text:select-page="current">8</text:page-number>. oldal</text:p>
      </style:footer>
    </style:master-page>
    <style:master-page style:name="Dolgozat-Fedolap" style:page-layout-name="Mpm4" style:next-style-name="Dolgozat-Koszonetnyilvanitas"/>
    <style:master-page style:name="_31__20_átalakítása" style:display-name="1 átalakítása" style:page-layout-name="Mpm7" style:next-style-name="_32__20_átalakítása">
      <style:header>
        <text:p text:style-name="Header"/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Footer"/>
      </style:footer>
      <style:footer-first>
        <text:p text:style-name="MP3"><text:span text:style-name="Page_20_Number"><text:page-number text:select-page="current"/></text:span></text:p>
      </style:footer-first>
      <style:footer-left>
        <text:p text:style-name="MP3"/>
      </style:footer-left>
    </style:master-page>
    <style:master-page style:name="_32__20_átalakítása" style:display-name="2 átalakítása" style:page-layout-name="Mpm8">
      <style:header>
        <text:p text:style-name="Header"/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Footer"/>
      </style:footer>
      <style:footer-first>
        <text:p text:style-name="MP3"><text:span text:style-name="Page_20_Number"><text:page-number text:select-page="current"/></text:span></text:p>
      </style:footer-first>
      <style:footer-left>
        <text:p text:style-name="MP3"/>
      </style:footer-left>
    </style:master-page>
    <style:master-page style:name="Dolgozat-Szennycimoldal" style:page-layout-name="Mpm9" style:next-style-name="Dolgozat-Sorozatcimoldal"/>
    <style:master-page style:name="Dolgozat-Sorozatcimoldal" style:page-layout-name="Mpm3" style:next-style-name="Dolgozat-Cim"/>
    <style:master-page style:name="Dolgozat-Copyrightoldal" style:page-layout-name="Mpm3" style:next-style-name="Dolgozat-Feladatkiirasoldal"/>
    <style:master-page style:name="Dolgozat-Feladatkiirasoldal" style:page-layout-name="Mpm3" style:next-style-name="Dolgozat-Nyilatkozatoldal"/>
    <style:master-page style:name="Dolgozat-Nyilatkozatoldal" style:page-layout-name="Mpm10" style:next-style-name="Dolgozat-Motto"/>
    <style:master-page style:name="Dolgozat-Eloszo" style:page-layout-name="Mpm11" style:next-style-name="Dolgozat-Jelolesekjegyzeke">
      <style:footer>
        <text:p text:style-name="MP4"><text:page-number style:num-format="i" text:select-page="current">ii</text:page-number></text:p>
      </style:footer>
    </style:master-page>
    <style:master-page style:name="Dolgozat-Jelolesekjegyzeke" style:page-layout-name="Mpm12">
      <style:footer>
        <text:p text:style-name="MP5"><text:page-number style:num-format="i" text:select-page="current">i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3:24:37</meta:creation-date>
    <meta:generator>LibreOffice/4.1.5.3$Windows_x86 LibreOffice_project/1c1366bba2ba2b554cd2ca4d87c06da81c05d24</meta:generator>
    <dc:date>2014-04-22T14:24:03.946000000</dc:date>
    <meta:editing-duration>P18DT11H34M46S</meta:editing-duration>
    <meta:editing-cycles>1179</meta:editing-cycles>
    <meta:print-date>2014-03-11T12:43:56.718000000</meta:print-date>
    <meta:document-statistic meta:table-count="2" meta:image-count="0" meta:object-count="0" meta:page-count="20" meta:paragraph-count="126" meta:word-count="1139" meta:character-count="8968" meta:non-whitespace-character-count="7903"/>
    <meta:user-defined meta:name="Információ 1"/>
    <meta:user-defined meta:name="Információ 2"/>
    <meta:user-defined meta:name="Információ 3"/>
    <meta:user-defined meta:name="Információ 4"/>
  </office:meta>
</office:document-meta>
</file>